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2pt" fo:font-weight="bold" officeooo:rsid="001f87f8" officeooo:paragraph-rsid="002e4656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2pt" fo:font-weight="bold" officeooo:rsid="001f87f8" officeooo:paragraph-rsid="001f87f8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21409a" style:font-name="Liberation Serif" fo:font-size="12pt" fo:font-weight="bold" officeooo:rsid="001f87f8" officeooo:paragraph-rsid="002fa469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21409a" style:font-name="Liberation Serif" fo:font-size="12pt" fo:font-weight="bold" officeooo:rsid="001f87f8" officeooo:paragraph-rsid="002e465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6fa" style:font-name="Liberation Serif" fo:font-size="12pt" fo:font-weight="bold" officeooo:rsid="001f87f8" officeooo:paragraph-rsid="002e4656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6fa" style:font-name="Liberation Serif" fo:font-size="12pt" fo:font-weight="bold" officeooo:rsid="001f87f8" officeooo:paragraph-rsid="002fa469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6fa" style:font-name="Liberation Serif" fo:font-size="12pt" fo:font-weight="bold" officeooo:rsid="001f87f8" officeooo:paragraph-rsid="001f87f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6fa" style:font-name="Liberation Serif" fo:font-size="12pt" fo:font-weight="bold" officeooo:rsid="00309122" officeooo:paragraph-rsid="00309122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01fa572" officeooo:paragraph-rsid="0020fb1a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01fa572" officeooo:paragraph-rsid="001fa572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01fa572" officeooo:paragraph-rsid="003217df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font-weight="bold" officeooo:rsid="001fa572" officeooo:paragraph-rsid="0022218f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font-weight="bold" officeooo:rsid="001fa572" officeooo:paragraph-rsid="00309122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font-weight="bold" officeooo:rsid="001fa572" officeooo:paragraph-rsid="0032a07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6600ff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fo:font-weight="bold" officeooo:rsid="001fa572" officeooo:paragraph-rsid="00309122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fo:font-weight="bold" officeooo:rsid="001fa572" officeooo:paragraph-rsid="0032a07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fo:font-weight="bold" officeooo:rsid="001fa572" officeooo:paragraph-rsid="003217df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officeooo:rsid="001fa572" officeooo:paragraph-rsid="0032a071" style:font-size-asian="12pt" style:font-size-complex="12pt"/>
    </style:style>
    <style:style style:name="P22" style:family="paragraph" style:parent-style-name="Standard">
      <style:paragraph-properties fo:margin-left="2.54cm" fo:margin-right="0cm" fo:text-indent="0cm" style:auto-text-indent="false"/>
      <style:text-properties style:use-window-font-color="true" style:font-name="Liberation Serif" fo:font-size="12pt" fo:font-weight="bold" officeooo:rsid="001e939f" officeooo:paragraph-rsid="001e939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2.54cm" fo:margin-right="0cm" fo:text-indent="0cm" style:auto-text-indent="false"/>
      <style:text-properties style:use-window-font-color="true" style:font-name="Liberation Serif" fo:font-size="12pt" officeooo:rsid="001e939f" officeooo:paragraph-rsid="001e939f" style:font-size-asian="12pt" style:font-size-complex="12pt"/>
    </style:style>
    <style:style style:name="P24" style:family="paragraph" style:parent-style-name="Standard">
      <style:paragraph-properties fo:margin-left="2.54cm" fo:margin-right="0cm" fo:text-indent="0cm" style:auto-text-indent="false"/>
      <style:text-properties style:use-window-font-color="true" style:font-name="Liberation Serif" fo:font-size="12pt" officeooo:rsid="001f87f8" officeooo:paragraph-rsid="001f87f8" style:font-size-asian="12pt" style:font-size-complex="12pt"/>
    </style:style>
    <style:style style:name="P25" style:family="paragraph" style:parent-style-name="Standard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32a071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1fa572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26501e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32ef4a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2.54cm" fo:margin-right="0cm" fo:text-indent="0cm" style:auto-text-indent="false"/>
      <style:text-properties fo:color="#6600ff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2.54cm" fo:margin-right="0cm" fo:text-indent="0cm" style:auto-text-indent="false"/>
      <style:text-properties fo:color="#6600ff" style:font-name="Liberation Serif" fo:font-size="12pt" fo:font-weight="bold" officeooo:rsid="001fa572" officeooo:paragraph-rsid="0022218f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left="2.54cm" fo:margin-right="0cm" fo:text-indent="0cm" style:auto-text-indent="false"/>
      <style:text-properties fo:color="#6600ff" style:font-name="Liberation Serif" fo:font-size="12pt" fo:font-weight="bold" officeooo:rsid="001fa572" officeooo:paragraph-rsid="0032ef4a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2.54cm" fo:margin-right="0cm" fo:text-indent="0cm" style:auto-text-indent="false"/>
      <style:text-properties fo:color="#6600ff" style:font-name="Liberation Serif" fo:font-size="12pt" officeooo:rsid="001fa572" officeooo:paragraph-rsid="0032ef4a" style:font-size-asian="12pt" style:font-size-complex="12pt"/>
    </style:style>
    <style:style style:name="P34" style:family="paragraph" style:parent-style-name="Text_20_body">
      <style:paragraph-properties fo:margin-left="2.54cm" fo:margin-right="0cm" fo:text-indent="0cm" style:auto-text-indent="false"/>
      <style:text-properties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3.81cm" fo:margin-right="0cm" fo:text-indent="0cm" style:auto-text-indent="false"/>
      <style:text-properties style:use-window-font-color="true" style:font-name="Liberation Serif" fo:font-size="12pt" fo:font-weight="bold" officeooo:rsid="001e939f" officeooo:paragraph-rsid="001e939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3.81cm" fo:margin-right="0cm" fo:text-indent="0cm" style:auto-text-indent="false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left="3.81cm" fo:margin-right="0cm" fo:text-indent="0cm" style:auto-text-indent="false"/>
      <style:text-properties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38" style:family="paragraph" style:parent-style-name="Text_20_body">
      <style:text-properties style:font-name="Liberation Serif" fo:font-size="12pt" style:font-size-asian="12pt" style:font-size-complex="12pt"/>
    </style:style>
    <style:style style:name="P39" style:family="paragraph" style:parent-style-name="Text_20_body">
      <style:paragraph-properties fo:line-height="115%"/>
      <style:text-properties style:font-name="Liberation Serif" fo:font-size="12pt" style:font-size-asian="12pt" style:font-size-complex="12pt"/>
    </style:style>
    <style:style style:name="P40" style:family="paragraph" style:parent-style-name="Text_20_body">
      <style:paragraph-properties fo:line-height="115%"/>
      <style:text-properties style:font-name="Liberation Serif" fo:font-size="12pt" officeooo:paragraph-rsid="00363d61" style:font-size-asian="12pt" style:font-size-complex="12pt"/>
    </style:style>
    <style:style style:name="P41" style:family="paragraph" style:parent-style-name="Text_20_body">
      <style:paragraph-properties fo:line-height="115%"/>
      <style:text-properties style:font-name="Liberation Serif" fo:font-size="12pt" officeooo:paragraph-rsid="00359a83" style:font-size-asian="12pt" style:font-size-complex="12pt"/>
    </style:style>
    <style:style style:name="P42" style:family="paragraph" style:parent-style-name="Text_20_body">
      <style:paragraph-properties fo:line-height="115%"/>
      <style:text-properties style:font-name="Liberation Serif" fo:font-size="12pt" fo:language="ca" fo:country="ES" style:font-size-asian="12pt" style:font-size-complex="12pt"/>
    </style:style>
    <style:style style:name="P43" style:family="paragraph" style:parent-style-name="Text_20_body">
      <style:paragraph-properties fo:line-height="115%"/>
      <style:text-properties fo:color="#0006fa" style:font-name="Liberation Serif" fo:font-size="12pt" officeooo:rsid="0034b2c0" officeooo:paragraph-rsid="00363d61" style:font-size-asian="12pt" style:font-size-complex="12pt"/>
    </style:style>
    <style:style style:name="P44" style:family="paragraph" style:parent-style-name="Text_20_body">
      <style:paragraph-properties fo:line-height="115%"/>
      <style:text-properties fo:color="#0006fa" style:font-name="Liberation Serif" fo:font-size="12pt" officeooo:rsid="0034b2c0" officeooo:paragraph-rsid="0034b2c0" style:font-size-asian="12pt" style:font-size-complex="12pt"/>
    </style:style>
    <style:style style:name="P45" style:family="paragraph" style:parent-style-name="Text_20_body">
      <style:paragraph-properties fo:line-height="115%"/>
      <style:text-properties fo:color="#0006fa" style:font-name="Liberation Serif" fo:font-size="12pt" officeooo:rsid="0034b2c0" officeooo:paragraph-rsid="00359a83" style:font-size-asian="12pt" style:font-size-complex="12pt"/>
    </style:style>
    <style:style style:name="P46" style:family="paragraph" style:parent-style-name="Text_20_body">
      <style:paragraph-properties fo:line-height="115%"/>
      <style:text-properties fo:color="#0006fa" style:font-name="Liberation Serif" fo:font-size="12pt" style:font-size-asian="12pt" style:font-size-complex="12pt"/>
    </style:style>
    <style:style style:name="P47" style:family="paragraph" style:parent-style-name="Text_20_body">
      <style:paragraph-properties fo:line-height="115%"/>
      <style:text-properties fo:color="#0006fa" style:font-name="Liberation Serif" fo:font-size="12pt" officeooo:paragraph-rsid="0034b2c0" style:font-size-asian="12pt" style:font-size-complex="12pt"/>
    </style:style>
    <style:style style:name="P48" style:family="paragraph" style:parent-style-name="Text_20_body">
      <style:paragraph-properties fo:margin-left="1.27cm" fo:margin-right="0cm" fo:text-indent="0cm" style:auto-text-indent="false"/>
      <style:text-properties style:use-window-font-color="true" style:font-name="Liberation Serif" fo:font-size="12pt" fo:font-weight="bold" officeooo:rsid="001f87f8" officeooo:paragraph-rsid="001f87f8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e939f" officeooo:paragraph-rsid="001e939f" style:font-size-asian="12pt" style:font-weight-asian="bold" style:font-size-complex="12pt" style:font-weight-complex="bold"/>
    </style:style>
    <style:style style:name="P50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e939f" officeooo:paragraph-rsid="002fa469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fa572" officeooo:paragraph-rsid="0026501e" style:font-size-asian="12pt" style:font-weight-asian="bold" style:font-size-complex="12pt" style:font-weight-complex="bold"/>
    </style:style>
    <style:style style:name="P52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fa572" officeooo:paragraph-rsid="00309122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officeooo:rsid="001fa572" officeooo:paragraph-rsid="001fa572" style:font-size-asian="12pt" style:font-size-complex="12pt"/>
    </style:style>
    <style:style style:name="P55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officeooo:rsid="001fa572" officeooo:paragraph-rsid="0022218f" style:font-size-asian="12pt" style:font-size-complex="12pt"/>
    </style:style>
    <style:style style:name="P56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fo:font-weight="bold" officeooo:rsid="001fa572" officeooo:paragraph-rsid="001fa572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1.27cm" fo:margin-right="0cm" fo:text-indent="0cm" style:auto-text-indent="false"/>
      <style:text-properties fo:color="#6600ff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margin-left="1.27cm" fo:margin-right="0cm" fo:text-indent="0cm" style:auto-text-indent="false"/>
      <style:text-properties fo:color="#6600ff" style:font-name="Liberation Serif" fo:font-size="12pt" fo:font-weight="bold" officeooo:rsid="001fa572" officeooo:paragraph-rsid="0022218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15%"/>
      <style:text-properties fo:color="#0006fa" style:font-name="Liberation Serif" fo:font-size="12pt" officeooo:rsid="0034b2c0" officeooo:paragraph-rsid="00363d61" style:font-size-asian="12pt" style:font-size-complex="12pt"/>
    </style:style>
    <style:style style:name="P61" style:family="paragraph" style:parent-style-name="Standard">
      <style:paragraph-properties fo:line-height="115%"/>
      <style:text-properties fo:color="#0006fa" style:font-name="Liberation Serif" fo:font-size="12pt" officeooo:rsid="0034b2c0" officeooo:paragraph-rsid="00359a83" style:font-size-asian="12pt" style:font-size-complex="12pt"/>
    </style:style>
    <style:style style:name="P62" style:family="paragraph" style:parent-style-name="Text_20_body" style:list-style-name="L1">
      <style:text-properties style:use-window-font-color="true" style:font-name="Liberation Serif" fo:font-size="12pt" fo:font-weight="bold" officeooo:rsid="001e939f" officeooo:paragraph-rsid="001f87f8" style:font-size-asian="12pt" style:font-weight-asian="bold" style:font-size-complex="12pt" style:font-weight-complex="bold"/>
    </style:style>
    <style:style style:name="P63" style:family="paragraph" style:parent-style-name="Text_20_body" style:list-style-name="L1">
      <style:text-properties style:use-window-font-color="true" style:font-name="Liberation Serif" fo:font-size="12pt" fo:font-weight="bold" officeooo:rsid="001f87f8" officeooo:paragraph-rsid="001f87f8" style:font-size-asian="12pt" style:font-weight-asian="bold" style:font-size-complex="12pt" style:font-weight-complex="bold"/>
    </style:style>
    <style:style style:name="P64" style:family="paragraph" style:parent-style-name="Text_20_body" style:list-style-name="L1">
      <style:text-properties style:use-window-font-color="true" style:font-name="Liberation Serif" fo:font-size="12pt" officeooo:rsid="001e939f" officeooo:paragraph-rsid="002b0143" style:font-size-asian="12pt" style:font-size-complex="12pt"/>
    </style:style>
    <style:style style:name="P65" style:family="paragraph" style:parent-style-name="Text_20_body" style:list-style-name="L1">
      <style:text-properties style:use-window-font-color="true" style:font-name="Liberation Serif" fo:font-size="12pt" officeooo:rsid="001e939f" officeooo:paragraph-rsid="002d2a83" style:font-size-asian="12pt" style:font-size-complex="12pt"/>
    </style:style>
    <style:style style:name="P66" style:family="paragraph" style:parent-style-name="Text_20_body">
      <style:paragraph-properties fo:line-height="115%"/>
      <style:text-properties fo:color="#0006fa" style:font-name="Liberation Serif" fo:font-size="12pt" style:font-size-asian="12pt" style:font-size-complex="12pt"/>
    </style:style>
    <style:style style:name="P67" style:family="paragraph" style:parent-style-name="Text_20_body">
      <style:paragraph-properties fo:line-height="115%"/>
      <style:text-properties fo:color="#0006fa" style:font-name="Liberation Serif" fo:font-size="12pt" officeooo:paragraph-rsid="0034b2c0" style:font-size-asian="12pt" style:font-size-complex="12pt"/>
    </style:style>
    <style:style style:name="P68" style:family="paragraph" style:parent-style-name="Text_20_body">
      <style:paragraph-properties fo:line-height="115%"/>
      <style:text-properties fo:color="#0006fa" style:font-name="Liberation Serif" fo:font-size="12pt" officeooo:rsid="0034b2c0" officeooo:paragraph-rsid="0034b2c0" style:font-size-asian="12pt" style:font-size-complex="12pt"/>
    </style:style>
    <style:style style:name="P69" style:family="paragraph" style:parent-style-name="Text_20_body">
      <style:paragraph-properties fo:line-height="115%"/>
      <style:text-properties fo:color="#0006fa" style:font-name="Liberation Serif" fo:font-size="12pt" fo:language="ca" fo:country="ES" officeooo:rsid="0034b2c0" style:font-size-asian="12pt" style:font-size-complex="12pt"/>
    </style:style>
    <style:style style:name="P70" style:family="paragraph" style:parent-style-name="Text_20_body">
      <style:paragraph-properties fo:line-height="115%"/>
      <style:text-properties fo:color="#0006fa" style:font-name="Liberation Serif" fo:font-size="12pt" fo:language="ca" fo:country="ES" officeooo:rsid="0034b2c0" officeooo:paragraph-rsid="0034b2c0" style:font-size-asian="12pt" style:font-size-complex="12pt"/>
    </style:style>
    <style:style style:name="P71" style:family="paragraph" style:parent-style-name="Text_20_body">
      <style:paragraph-properties fo:line-height="115%"/>
      <style:text-properties fo:color="#0006fa" style:font-name="Liberation Serif" fo:font-size="12pt" fo:language="ca" fo:country="ES" officeooo:rsid="0034b2c0" officeooo:paragraph-rsid="00359a83" style:font-size-asian="12pt" style:font-size-complex="12pt"/>
    </style:style>
    <style:style style:name="P72" style:family="paragraph" style:parent-style-name="Text_20_body">
      <style:paragraph-properties fo:line-height="115%"/>
      <style:text-properties style:font-name="Liberation Serif" fo:font-size="12pt" fo:language="ca" fo:country="ES" style:font-size-asian="12pt" style:font-size-complex="12pt"/>
    </style:style>
    <style:style style:name="P73" style:family="paragraph" style:parent-style-name="Text_20_body">
      <style:paragraph-properties fo:line-height="115%"/>
      <style:text-properties style:font-name="Liberation Serif" fo:font-size="12pt" fo:language="ca" fo:country="ES" officeooo:paragraph-rsid="00359a83" style:font-size-asian="12pt" style:font-size-complex="12pt"/>
    </style:style>
    <style:style style:name="P74" style:family="paragraph" style:parent-style-name="Text_20_body" style:list-style-name="L1">
      <style:paragraph-properties fo:margin-left="0cm" fo:margin-right="0cm" fo:text-indent="0cm" style:auto-text-indent="false"/>
      <style:text-properties style:font-name="Liberation Serif" fo:font-size="12pt" officeooo:rsid="001e939f" officeooo:paragraph-rsid="001f87f8" style:font-size-asian="12pt" style:font-size-complex="12pt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01fa572" officeooo:paragraph-rsid="0020fb1a" style:font-size-asian="12pt" style:font-size-complex="12pt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officeooo:rsid="001fa572" officeooo:paragraph-rsid="0022218f" style:font-size-asian="12pt" style:font-size-complex="12pt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fo:color="#0006fa" style:font-name="Liberation Serif" fo:font-size="12pt" fo:font-weight="bold" officeooo:rsid="001fa572" officeooo:paragraph-rsid="0022218f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left="2.54cm" fo:margin-right="0cm" fo:text-indent="0cm" style:auto-text-indent="false"/>
      <style:text-properties fo:color="#6600ff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20fb1a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fo:font-weight="bold" officeooo:rsid="001fa572" officeooo:paragraph-rsid="0022218f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officeooo:rsid="001fa572" officeooo:paragraph-rsid="0026501e" style:font-size-asian="12pt" style:font-size-complex="12pt"/>
    </style:style>
    <style:style style:name="P82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officeooo:rsid="001fa572" officeooo:paragraph-rsid="0039d43d" style:font-size-asian="12pt" style:font-size-complex="12pt"/>
    </style:style>
    <style:style style:name="P83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officeooo:rsid="001fa572" officeooo:paragraph-rsid="0020fb1a" style:font-size-asian="12pt" style:font-size-complex="12pt"/>
    </style:style>
    <style:style style:name="P84" style:family="paragraph" style:parent-style-name="Text_20_body">
      <style:paragraph-properties fo:margin-left="2.54cm" fo:margin-right="0cm" fo:text-indent="0cm" style:auto-text-indent="false"/>
      <style:text-properties fo:color="#0006fa" style:font-name="Liberation Serif" fo:font-size="12pt" officeooo:rsid="003a80d7" officeooo:paragraph-rsid="003a80d7" style:font-size-asian="12pt" style:font-size-complex="12pt"/>
    </style:style>
    <style:style style:name="P85" style:family="paragraph" style:parent-style-name="Text_20_body">
      <style:paragraph-properties fo:margin-left="2.54cm" fo:margin-right="0cm" fo:text-indent="0cm" style:auto-text-indent="false"/>
      <style:text-properties style:font-name="Liberation Serif" fo:font-size="12pt" officeooo:rsid="001fa572" officeooo:paragraph-rsid="0026501e" style:font-size-asian="12pt" style:font-size-complex="12pt"/>
    </style:style>
    <style:style style:name="P86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officeooo:rsid="001fa572" officeooo:paragraph-rsid="0022218f" style:font-size-asian="12pt" style:font-size-complex="12pt"/>
    </style:style>
    <style:style style:name="P87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officeooo:rsid="001fa572" officeooo:paragraph-rsid="003a80d7" style:font-size-asian="12pt" style:font-size-complex="12pt"/>
    </style:style>
    <style:style style:name="P88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officeooo:rsid="001fa572" officeooo:paragraph-rsid="0020fb1a" style:font-size-asian="12pt" style:font-size-complex="12pt"/>
    </style:style>
    <style:style style:name="P89" style:family="paragraph" style:parent-style-name="Text_20_body">
      <style:paragraph-properties fo:margin-left="1.27cm" fo:margin-right="0cm" fo:text-indent="0cm" style:auto-text-indent="false"/>
      <style:text-properties style:font-name="Liberation Serif" fo:font-size="12pt" officeooo:paragraph-rsid="0022218f" style:font-size-asian="12pt" style:font-size-complex="12pt"/>
    </style:style>
    <style:style style:name="P90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officeooo:rsid="001fa572" officeooo:paragraph-rsid="0022218f" style:font-size-asian="12pt" style:font-size-complex="12pt"/>
    </style:style>
    <style:style style:name="P91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officeooo:rsid="001fa572" officeooo:paragraph-rsid="0039d43d" style:font-size-asian="12pt" style:font-size-complex="12pt"/>
    </style:style>
    <style:style style:name="P92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officeooo:rsid="001fa572" officeooo:paragraph-rsid="003a80d7" style:font-size-asian="12pt" style:font-size-complex="12pt"/>
    </style:style>
    <style:style style:name="P93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fa572" officeooo:paragraph-rsid="0022218f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left="1.27cm" fo:margin-right="0cm" fo:text-indent="0cm" style:auto-text-indent="false"/>
      <style:text-properties fo:color="#0006fa" style:font-name="Liberation Serif" fo:font-size="12pt" fo:font-weight="bold" officeooo:rsid="001fa572" officeooo:paragraph-rsid="0039d43d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left="1.27cm" fo:margin-right="0cm" fo:text-indent="0cm" style:auto-text-indent="false"/>
      <style:text-properties fo:color="#6600ff" style:font-name="Liberation Serif" fo:font-size="12pt" fo:font-weight="bold" officeooo:rsid="001fa572" officeooo:paragraph-rsid="0039d43d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left="1.27cm" fo:margin-right="0cm" fo:text-indent="0cm" style:auto-text-indent="false" fo:break-before="page"/>
      <style:text-properties fo:color="#6600ff" style:font-name="Liberation Serif" fo:font-size="12pt" fo:font-weight="bold" officeooo:rsid="001fa572" officeooo:paragraph-rsid="0039d43d" style:font-size-asian="12pt" style:font-weight-asian="bold" style:font-size-complex="12pt" style:font-weight-complex="bold"/>
    </style:style>
    <style:style style:name="T1" style:family="text">
      <style:text-properties officeooo:rsid="001e939f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a572" style:font-weight-asian="bold" style:font-weight-complex="bold"/>
    </style:style>
    <style:style style:name="T5" style:family="text">
      <style:text-properties fo:font-weight="bold" officeooo:rsid="0020fb1a" style:font-weight-asian="bold" style:font-weight-complex="bold"/>
    </style:style>
    <style:style style:name="T6" style:family="text">
      <style:text-properties fo:font-weight="bold" officeooo:rsid="002b0143" style:font-weight-asian="bold" style:font-weight-complex="bold"/>
    </style:style>
    <style:style style:name="T7" style:family="text">
      <style:text-properties fo:font-weight="bold" officeooo:rsid="002b5894" style:font-weight-asian="bold" style:font-weight-complex="bold"/>
    </style:style>
    <style:style style:name="T8" style:family="text">
      <style:text-properties fo:font-weight="bold" officeooo:rsid="002d2a83" style:font-weight-asian="bold" style:font-weight-complex="bold"/>
    </style:style>
    <style:style style:name="T9" style:family="text">
      <style:text-properties fo:font-weight="bold" officeooo:rsid="0032a071" style:font-weight-asian="bold" style:font-weight-complex="bold"/>
    </style:style>
    <style:style style:name="T10" style:family="text">
      <style:text-properties fo:color="#6600ff"/>
    </style:style>
    <style:style style:name="T11" style:family="text">
      <style:text-properties fo:color="#6600ff" fo:font-weight="bold" style:font-weight-asian="bold" style:font-weight-complex="bold"/>
    </style:style>
    <style:style style:name="T12" style:family="text">
      <style:text-properties fo:color="#6600ff" fo:font-weight="bold" officeooo:rsid="001fa572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20fb1a" style:font-weight-asian="bold" style:font-weight-complex="bold"/>
    </style:style>
    <style:style style:name="T15" style:family="text">
      <style:text-properties fo:color="#000000" fo:font-weight="bold" officeooo:rsid="0032ef4a" style:font-weight-asian="bold" style:font-weight-complex="bold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0231afa"/>
    </style:style>
    <style:style style:name="T18" style:family="text">
      <style:text-properties fo:language="ca" fo:country="ES" officeooo:rsid="00243eaa"/>
    </style:style>
    <style:style style:name="T19" style:family="text">
      <style:text-properties officeooo:rsid="002e4656"/>
    </style:style>
    <style:style style:name="T20" style:family="text">
      <style:text-properties fo:color="#0006fa"/>
    </style:style>
    <style:style style:name="T21" style:family="text">
      <style:text-properties fo:color="#0006fa" officeooo:rsid="002fa469"/>
    </style:style>
    <style:style style:name="T22" style:family="text">
      <style:text-properties fo:color="#0006fa" fo:font-weight="bold" style:font-weight-asian="bold" style:font-weight-complex="bold"/>
    </style:style>
    <style:style style:name="T23" style:family="text">
      <style:text-properties fo:color="#0006fa" fo:font-weight="bold" officeooo:rsid="0032a071" style:font-weight-asian="bold" style:font-weight-complex="bold"/>
    </style:style>
    <style:style style:name="T24" style:family="text">
      <style:text-properties fo:color="#0006fa" fo:font-weight="bold" officeooo:rsid="001fa572" style:font-weight-asian="bold" style:font-weight-complex="bold"/>
    </style:style>
    <style:style style:name="T25" style:family="text">
      <style:text-properties fo:color="#0006fa" fo:language="ca" fo:country="ES" officeooo:rsid="0034b2c0"/>
    </style:style>
    <style:style style:name="T26" style:family="text">
      <style:text-properties fo:color="#0006fa" fo:language="ca" fo:country="ES" officeooo:rsid="00359a83"/>
    </style:style>
    <style:style style:name="T27" style:family="text">
      <style:text-properties fo:color="#0006fa" fo:language="ca" fo:country="ES" officeooo:rsid="00363d61"/>
    </style:style>
    <style:style style:name="T28" style:family="text">
      <style:text-properties officeooo:rsid="002fa469"/>
    </style:style>
    <style:style style:name="T29" style:family="text">
      <style:text-properties officeooo:rsid="00309122"/>
    </style:style>
    <style:style style:name="T30" style:family="text">
      <style:text-properties officeooo:rsid="0032a071"/>
    </style:style>
    <style:style style:name="T31" style:family="text">
      <style:text-properties officeooo:rsid="0032ef4a"/>
    </style:style>
    <style:style style:name="T32" style:family="text">
      <style:text-properties officeooo:rsid="00338be9"/>
    </style:style>
    <style:style style:name="T33" style:family="text">
      <style:text-properties style:font-name="Liberation Serif1" officeooo:rsid="00338be9" style:font-name-asian="Liberation Serif1" style:font-name-complex="Liberation Serif1"/>
    </style:style>
    <style:style style:name="T34" style:family="text">
      <style:text-properties style:font-name="Liberation Serif1" officeooo:rsid="0033fdc4" style:font-name-asian="Liberation Serif1" style:font-name-complex="Liberation Serif1"/>
    </style:style>
    <style:style style:name="T35" style:family="text">
      <style:text-properties officeooo:rsid="0034b2c0"/>
    </style:style>
    <style:style style:name="T36" style:family="text">
      <style:text-properties officeooo:rsid="00359a83"/>
    </style:style>
    <style:style style:name="T37" style:family="text">
      <style:text-properties officeooo:rsid="00363d61"/>
    </style:style>
    <style:style style:name="T38" style:family="text">
      <style:text-properties officeooo:rsid="0039d43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8275946" text:style-name="L1">
        <text:list-item>
          <text:p text:style-name="P62">Importar la BASE DE DADES TRAINING:</text:p>
          <text:p text:style-name="P63">A Linux :</text:p>
          <text:list>
            <text:list-header>
              <text:p text:style-name="P64"><text:span text:style-name="T6">cp /home/groups/inf/public/ASX/M02-BaseDades/training/*.</text:span><text:span text:style-name="T7">dat</text:span><text:span text:style-name="T6"> /tmp</text:span></text:p>
              <text:p text:style-name="P65"><text:span text:style-name="T6">cp /home/groups/inf/public/ASX/M02-BaseDades/training/*.</text:span><text:span text:style-name="T8">sql</text:span><text:span text:style-name="T6"> /tmp</text:span></text:p>
              <text:p text:style-name="P63">Passar (amb el LibreOffice) CLIENTES.DAT a CLIENTES.CSV</text:p>
              <text:p text:style-name="P63">Passar (amb el LibreOffice) OFICINAS.DAT a OFICINAS.CSV</text:p>
            </text:list-header>
          </text:list>
        </text:list-item>
      </text:list>
      <text:p text:style-name="P48">A PSQL:</text:p>
      <text:p text:style-name="P22">CREATE DATABASE training;</text:p>
      <text:p text:style-name="P22">\c training</text:p>
      <text:p text:style-name="P23"/>
      <text:p text:style-name="P24">Crear l'estructura de la BASE DE DADES</text:p>
      <text:p text:style-name="P35">\i /tmp/training.sql</text:p>
      <text:p text:style-name="P23"/>
      <text:p text:style-name="P24">Amb l'ordre COPY importar les dades dels fitxers .dat i .csv</text:p>
      <text:p text:style-name="P24"/>
      <text:p text:style-name="P24">Buscar Sintaxis de l'ordre COPY de POSTGRES</text:p>
      <text:p text:style-name="P24">Atenció a l'opció <text:span text:style-name="T3">DELIMITER</text:span>.</text:p>
      <text:p text:style-name="P24"/>
      <text:p text:style-name="P1"><text:tab/><text:tab/>COPY productos FROM /tmp/productos.dat</text:p>
      <text:p text:style-name="P5"/>
      <text:p text:style-name="P5"><text:tab/><text:tab/><text:tab/>COPY <text:span text:style-name="T19">productos</text:span></text:p>
      <text:p text:style-name="P7"><text:tab/><text:tab/><text:tab/>FROM '/tmp/<text:span text:style-name="T19">productos</text:span>.<text:span text:style-name="T19">dat</text:span>';</text:p>
      <text:p text:style-name="P7"/>
      <text:p text:style-name="P6"><text:tab/><text:tab/><text:tab/>COPY <text:span text:style-name="T28">pedidos</text:span></text:p>
      <text:p text:style-name="P6"><text:tab/><text:tab/><text:tab/>FROM '/tmp/<text:span text:style-name="T19">pedidos</text:span>.<text:span text:style-name="T19">dat</text:span>';</text:p>
      <text:p text:style-name="P6"/>
      <text:p text:style-name="P6"><text:tab/><text:tab/><text:tab/>COPY <text:span text:style-name="T28">repventas</text:span></text:p>
      <text:p text:style-name="P6"><text:tab/><text:tab/><text:tab/>FROM '/tmp/<text:span text:style-name="T28">repventas</text:span>.<text:span text:style-name="T19">dat</text:span>';</text:p>
      <text:p text:style-name="P2"/>
      <text:p text:style-name="P2"><text:tab/><text:tab/>COPY clientes FROM /tmp/clientes.csv</text:p>
      <text:p text:style-name="P2"/>
      <text:p text:style-name="P4"><text:tab/><text:tab/><text:tab/><text:span text:style-name="T20">COPY clientes</text:span></text:p>
      <text:p text:style-name="P5"><text:tab/><text:tab/><text:tab/>FROM '/tmp/clientes.csv' </text:p>
      <text:p text:style-name="P5"><text:tab/><text:tab/><text:tab/>CSV DELIMITER ',';</text:p>
      <text:p text:style-name="P49"><text:tab/></text:p>
      <text:p text:style-name="P3"><text:span text:style-name="T20"><text:tab/><text:tab/><text:tab/>COPY </text:span><text:span text:style-name="T21">oficinas</text:span></text:p>
      <text:p text:style-name="P6"><text:tab/><text:tab/><text:tab/>FROM '/tmp/<text:span text:style-name="T28">oficinas.csv</text:span>' </text:p>
      <text:p text:style-name="P6"><text:tab/><text:tab/><text:tab/>CSV DELIMITER ',';</text:p>
      <text:p text:style-name="P6"/>
      <text:p text:style-name="P8"/>
      <text:p text:style-name="P8"/>
      <text:p text:style-name="P8"/>
      <text:p text:style-name="P50"><text:tab/></text:p>
      <text:list xml:id="list122459482846484" text:continue-numbering="true" text:style-name="L1">
        <text:list-item>
          <text:p text:style-name="P74"><text:soft-page-break/><text:span text:style-name="T4">Consultar</text:span><text:span text:style-name="T3"> la BASE DE DADES TRAINING:</text:span></text:p>
        </text:list-item>
      </text:list>
      <text:p text:style-name="P26">SELECT * FROM taula;</text:p>
      <text:p text:style-name="P26">SELECT * FROM productos;<text:line-break/>SELECT * FROM pedidos;</text:p>
      <text:p text:style-name="P26"/>
      <text:p text:style-name="P54"><text:span text:style-name="T3">Llista de taules:<text:line-break/><text:tab/></text:span><text:span text:style-name="T22">\d</text:span><text:span text:style-name="T3"><text:line-break/>Estructura de taula : \d taula <text:tab/>llista els camps de la taula<text:line-break/></text:span><text:span text:style-name="T22"><text:tab/>\d pedidos</text:span></text:p>
      <text:p text:style-name="P26">\d clientes</text:p>
      <text:p text:style-name="P56">(rows) <text:tab/>numero de registres/files:</text:p>
      <text:p text:style-name="P26">SELECT count(*) FROM taula;<text:line-break/>SELECT count(*) FROM productos;<text:line-break/>SELECT count(*) FROM pedidos;</text:p>
      <text:p text:style-name="P10"><text:span text:style-name="T3"><text:line-break/><text:tab/>Seleccionar camps: SELECT col1, col3 FROM taula;<text:line-break/><text:tab/><text:line-break/></text:span><text:span text:style-name="T11"><text:tab/></text:span><text:span text:style-name="T22">SELECT empresa, rep_clie FROM clientes;</text:span></text:p>
      <text:p text:style-name="P38"><text:line-break/><text:tab/><text:span text:style-name="T3">Ordenació de camps:</text:span></text:p>
      <text:p text:style-name="P53"><text:tab/>SELECT fecha_pedido, num_pedido, rep</text:p>
      <text:p text:style-name="P51"><text:tab/>FROM pedidos </text:p>
      <text:p text:style-name="P27">ORDER BY fecha_pedido <text:span text:style-name="T29">ASC</text:span>;</text:p>
      <text:p text:style-name="P14"><text:tab/><text:tab/></text:p>
      <text:p text:style-name="P17"><text:tab/><text:tab/>SELECT fecha_pedido, num_pedido, rep</text:p>
      <text:p text:style-name="P52"><text:tab/>FROM pedidos </text:p>
      <text:p text:style-name="P17"><text:span text:style-name="T3"><text:tab/><text:tab/>ORDER BY fecha_pedido </text:span><text:span text:style-name="T29">DESC</text:span><text:span text:style-name="T3">;</text:span></text:p>
      <text:p text:style-name="P12"/>
      <text:p text:style-name="P9"><text:span text:style-name="T3"><text:tab/>Canvi de nom del camp:<text:line-break/><text:tab/><text:tab/></text:span><text:span text:style-name="T22">SELECT dir AS "Director" FROM oficinas;</text:span></text:p>
      <text:p text:style-name="P9"><text:span text:style-name="T22"><text:tab/><text:tab/>SELECT *, dir AS "Director" FROM oficinas;</text:span><text:span text:style-name="T3"><text:line-break/></text:span></text:p>
      <text:p text:style-name="P12"/>
      <text:p text:style-name="P12"><text:soft-page-break/><text:tab/>WHERE</text:p>
      <text:p text:style-name="P34"><text:tab/>AND<text:line-break/><text:tab/>OR<text:line-break/><text:tab/>=</text:p>
      <text:p text:style-name="P34"><text:tab/>&lt;&gt;<text:line-break/><text:tab/>&gt;<text:line-break/><text:tab/>&lt;<text:line-break/><text:tab/>&gt;=</text:p>
      <text:p text:style-name="P37">&lt;=</text:p>
      <text:p text:style-name="P11"><text:span text:style-name="T3"><text:line-break/><text:tab/><text:tab/></text:span><text:span text:style-name="T22">SELECT * </text:span></text:p>
      <text:p text:style-name="P20"><text:tab/><text:tab/>FROM pedidos </text:p>
      <text:p text:style-name="P11"><text:span text:style-name="T22"><text:tab/><text:tab/>WHERE </text:span><text:span text:style-name="T23">(</text:span><text:span text:style-name="T22">rep = 108 AND fab = 'qsa'</text:span><text:span text:style-name="T23">)</text:span><text:span text:style-name="T22">;</text:span><text:span text:style-name="T11"><text:line-break/><text:tab/><text:line-break/></text:span><text:span text:style-name="T22"><text:tab/><text:tab/>SELECT * </text:span></text:p>
      <text:p text:style-name="P18"><text:tab/><text:tab/>FROM pedidos </text:p>
      <text:p text:style-name="P21"><text:span text:style-name="T3"><text:tab/><text:tab/>WHERE fecha_pedido &lt;</text:span><text:span text:style-name="T9">=</text:span><text:span text:style-name="T3"> '1990-1-1';</text:span></text:p>
      <text:p text:style-name="P15"><text:line-break/><text:tab/>BETWEEN</text:p>
      <text:p text:style-name="P9"><text:span text:style-name="T3"><text:line-break/><text:tab/></text:span><text:span text:style-name="T22"><text:tab/>SELECT * </text:span></text:p>
      <text:p text:style-name="P28">FROM pedidos </text:p>
      <text:p text:style-name="P28">WHERE importe BETWEEN <text:span text:style-name="T30">2900</text:span> AND <text:span text:style-name="T30">3000</text:span>;</text:p>
      <text:p text:style-name="P28"><text:line-break/>SELECT * </text:p>
      <text:p text:style-name="P28">FROM pedidos </text:p>
      <text:p text:style-name="P28">WHERE importe &gt;= <text:span text:style-name="T30">2900</text:span> AND importe &lt;= <text:span text:style-name="T30">3000</text:span>;</text:p>
      <text:p text:style-name="P12"/>
      <text:p text:style-name="P12"/>
      <text:p text:style-name="P12"/>
      <text:p text:style-name="P12"/>
      <text:p text:style-name="P12"/>
      <text:p text:style-name="P12"><text:line-break/><text:soft-page-break/><text:tab/>LIKE</text:p>
      <text:p text:style-name="P57"><text:tab/>_ 1 caracter<text:line-break/><text:tab/>% varis caracters o cap</text:p>
      <text:p text:style-name="P36">'abc' LIKE 'abc' <text:s text:c="3"/>true</text:p>
      <text:p text:style-name="P36"/>
      <text:p text:style-name="P36">'abc' LIKE 'a%' <text:s text:c="4"/>true</text:p>
      <text:p text:style-name="P36"/>
      <text:p text:style-name="P36">'abc' LIKE '_b_' <text:s text:c="3"/>true</text:p>
      <text:p text:style-name="P36"/>
      <text:p text:style-name="P36">'abc' LIKE 'c' <text:s text:c="5"/>false</text:p>
      <text:p text:style-name="P36"/>
      <text:p text:style-name="P36">% →<text:span text:style-name="T31"> 0 o n</text:span></text:p>
      <text:p text:style-name="P36">_ →<text:span text:style-name="T30"> 1</text:span></text:p>
      <text:p text:style-name="P25"/>
      <text:p text:style-name="P19"><text:span text:style-name="T10"><text:tab/><text:tab/></text:span>SELECT <text:span text:style-name="T31">num_clie, empresa</text:span></text:p>
      <text:p text:style-name="P28">FROM <text:span text:style-name="T31">clientes</text:span> </text:p>
      <text:p text:style-name="P28">WHERE <text:span text:style-name="T31">empresa</text:span> LIKE 'A%';</text:p>
      <text:p text:style-name="P58"><text:line-break/><text:tab/><text:span text:style-name="T20">SELECT oficina, region </text:span></text:p>
      <text:p text:style-name="P28">FROM oficinas </text:p>
      <text:p text:style-name="P29">WHERE region LIKE '_ste'; </text:p>
      <text:p text:style-name="P29"/>
      <text:p text:style-name="P33"><text:span text:style-name="T13">ILIKE <text:s/>–- <text:s/></text:span><text:span text:style-name="T14">LIKE case sensitive </text:span><text:span text:style-name="T15">(Sensible a majúscules)</text:span></text:p>
      <text:p text:style-name="P29">SELECT num_clie, empresa</text:p>
      <text:p text:style-name="P29">FROM clientes<text:tab/><text:tab/><text:tab/><text:span text:style-name="T31">No té cap sortida</text:span></text:p>
      <text:p text:style-name="P32"><text:span text:style-name="T20">WHERE empresa LIKE 'a%'; <text:line-break/></text:span><text:tab/></text:p>
      <text:p text:style-name="P29">SELECT num_clie, empresa</text:p>
      <text:p text:style-name="P29">FROM clientes<text:tab/><text:tab/><text:tab/><text:span text:style-name="T31">Té 3 sortides: Acme, Ace, AAA</text:span></text:p>
      <text:p text:style-name="P29">WHERE empresa <text:span text:style-name="T31">I</text:span>LIKE 'a%';</text:p>
      <text:p text:style-name="P57"><text:tab/>IN</text:p>
      <text:p text:style-name="P53"><text:tab/>SELECT * </text:p>
      <text:p text:style-name="P53"><text:tab/>FROM repventas </text:p>
      <text:p text:style-name="P53"><text:tab/>WHERE titulo IN('Rep Ventas','VP Ventas');</text:p>
      <text:p text:style-name="P12"><text:line-break/><text:soft-page-break/><text:tab/>ORDER BY camp </text:p>
      <text:p text:style-name="P12"><text:tab/>ORDER BY camp1 DESC, camp2 ASC</text:p>
      <text:p text:style-name="P28">SELECT clie, fecha_pedido, importe</text:p>
      <text:p text:style-name="P28">FROM pedidos</text:p>
      <text:p text:style-name="P28">ORDER BY clie ASC, importe DESC;</text:p>
      <text:p text:style-name="P18"><text:tab/><text:tab/><text:span text:style-name="T32">(ASC </text:span><text:span text:style-name="T33">▲, DESC▼, </text:span><text:span text:style-name="T34">només s’ordena per el segon registre si el primer són iguals</text:span><text:span text:style-name="T32">)</text:span></text:p>
      <text:p text:style-name="P30"><text:line-break/></text:p>
      <text:p text:style-name="P28">SELECT *, (ventas - objetivo) AS "Rendiment de vendes"</text:p>
      <text:p text:style-name="P28">FROM oficinas</text:p>
      <text:p text:style-name="P28">ORDER BY region ASC, ventas-objetivo DESC;</text:p>
      <text:p text:style-name="P16"/>
      <text:p text:style-name="P9"><text:span text:style-name="T3"><text:tab/>LIMIT<text:line-break/><text:tab/><text:tab/></text:span><text:span text:style-name="T22">SELECT num_empl, nombre</text:span></text:p>
      <text:p text:style-name="P9"><text:span text:style-name="T22"><text:tab/><text:tab/>FROM repventas</text:span></text:p>
      <text:p text:style-name="P9"><text:span text:style-name="T22"><text:tab/><text:tab/>ORDER BY ventas DESC</text:span></text:p>
      <text:p text:style-name="P9"><text:span text:style-name="T22"><text:tab/><text:tab/>LIMIT 3;</text:span></text:p>
      <text:p text:style-name="P12"><text:tab/>OFFSET</text:p>
      <text:p text:style-name="P28">SELECT id_producto, descripcion </text:p>
      <text:p text:style-name="P28">FROM productos </text:p>
      <text:p text:style-name="P28">ORDER BY precio DESC</text:p>
      <text:p text:style-name="P83"><text:span text:style-name="T3">LIMIT 5 OFFSET </text:span><text:span text:style-name="T5">10</text:span><text:span text:style-name="T3">;</text:span></text:p>
      <text:p text:style-name="P84"><text:span text:style-name="T3"/></text:p>
      <text:p text:style-name="P88"><text:span text:style-name="T3"><text:tab/><text:line-break/>Columnes virtuals usant operands matemàtics</text:span></text:p>
      <text:p text:style-name="P87"><text:span text:style-name="T3"><text:line-break/></text:span><text:span text:style-name="T22"><text:tab/>SELECT *, (ventas - objetivo) AS "Rendiment de vendes"</text:span></text:p>
      <text:p text:style-name="P92"><text:span text:style-name="T3"><text:tab/>FROM oficinas</text:span></text:p>
      <text:p text:style-name="P87"><text:span text:style-name="T22"><text:tab/>ORDER BY region ASC, ventas-objetivo DESC;</text:span><text:span text:style-name="T11"><text:line-break/></text:span><text:span text:style-name="T3"><text:line-break/>Unir text amb || i inserir text amb ''</text:span></text:p>
      <text:p text:style-name="P87"><text:soft-page-break/><text:span text:style-name="T3"><text:line-break/></text:span></text:p>
      <text:p text:style-name="P92"><text:span text:style-name="T3"><text:tab/>SELECT (ciudad || ' te unes vendes de ' || ventas</text:span></text:p>
      <text:p text:style-name="P87"><text:span text:style-name="T22"><text:tab/>FROM oficinas;</text:span><text:span text:style-name="T3"><text:line-break/><text:line-break/>DISTINCT per obtenir resultats únics</text:span></text:p>
      <text:p text:style-name="P55"><text:span text:style-name="T3"><text:line-break/><text:tab/></text:span><text:span text:style-name="T22">SELECT DISCTINCT id_fab </text:span></text:p>
      <text:p text:style-name="P55"><text:span text:style-name="T22"><text:tab/>FROM productos;</text:span><text:span text:style-name="T11"><text:line-break/></text:span><text:span text:style-name="T3"><text:line-break/>NOT<text:line-break/><text:tab/></text:span><text:span text:style-name="T22">SELECT nombre, ventas</text:span></text:p>
      <text:p text:style-name="P80">FROM repventas </text:p>
      <text:p text:style-name="P80">WHERE NOT ventas &gt; 300000;</text:p>
      <text:p text:style-name="P55"><text:span text:style-name="T3"><text:line-break/></text:span><text:span text:style-name="T22"><text:tab/>SELECT nombre, ventas </text:span></text:p>
      <text:p text:style-name="P80">FROM repventas</text:p>
      <text:p text:style-name="P55"><text:span text:style-name="T22"><text:s/><text:tab/>WHERE ventas &lt;= 300000</text:span><text:span text:style-name="T3"><text:line-break/><text:line-break/>IS NULL</text:span></text:p>
      <text:p text:style-name="P55"><text:span text:style-name="T3"><text:line-break/><text:tab/></text:span><text:span text:style-name="T22">SELECT num_empl, nombre</text:span></text:p>
      <text:p text:style-name="P90"><text:span text:style-name="T3"><text:tab/>FROM repventas</text:span></text:p>
      <text:p text:style-name="P90"><text:span text:style-name="T3"><text:tab/>WHERE oficina_rep IS NULL;</text:span></text:p>
      <text:p text:style-name="P93"/>
      <text:p text:style-name="P96"><text:tab/><text:span text:style-name="T20">SELECT num_empl, nombre</text:span></text:p>
      <text:p text:style-name="P91"><text:span text:style-name="T3"><text:tab/>FROM repventas</text:span></text:p>
      <text:p text:style-name="P94"><text:tab/>WHERE oficina_rep <text:span text:style-name="T38">= </text:span>NULL;</text:p>
      <text:p text:style-name="P85"><text:span text:style-name="T3"><text:line-break/></text:span><text:span text:style-name="T22">SELECT num_empl, nombre, oficina_rep</text:span></text:p>
      <text:p text:style-name="P81"><text:span text:style-name="T3">FROM repventas</text:span></text:p>
      <text:p text:style-name="P81"><text:span text:style-name="T3">WHERE oficina_rep IS NOT NULL;</text:span></text:p>
      <text:p text:style-name="P95"><text:line-break/><text:tab/><text:span text:style-name="T20">SELECT num_empl, nombre, oficina_rep</text:span></text:p>
      <text:p text:style-name="P82"><text:span text:style-name="T3">FROM repventas</text:span></text:p>
      <text:p text:style-name="P94"><text:tab/>WHERE oficina_rep <text:span text:style-name="T38">&lt;&gt;</text:span> NULL;</text:p>
      <text:p text:style-name="P13"><text:line-break/><text:line-break/><text:line-break/>Precedencia d'operadors<text:line-break/><text:tab/>*, /<text:line-break/><text:tab/>+, -<text:line-break/><text:tab/>IS, IS NULL, NOT NULL<text:line-break/><text:tab/>IN, BETWEEN, LIKE, ILIKE<text:line-break/><text:tab/>&lt;&gt;, =<text:line-break/><text:tab/>NOT<text:line-break/><text:tab/>AND<text:line-break/><text:tab/>OR<text:line-break/><text:line-break/>Alteració de la precedència amb ()</text:p>
      <text:p text:style-name="P76"><text:span text:style-name="T3"><text:line-break/><text:tab/>SELECT * </text:span></text:p>
      <text:p text:style-name="P93">FROM productos </text:p>
      <text:p text:style-name="P93">WHERE id_fab = 'imm' AND existencias &lt; 10 OR precio &gt; 4000;</text:p>
      <text:p text:style-name="P77"><text:line-break/><text:tab/>SELECT * </text:p>
      <text:p text:style-name="P93">FROM productos </text:p>
      <text:p text:style-name="P89"><text:span text:style-name="T24">WHERE id_fab = 'imm' AND ( existencias &lt; 10 OR precio &gt; 4000 );</text:span><text:span text:style-name="T4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e939f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ubtitle">PRÀCTICA <text:span text:style-name="MT1">2</text:span>. M02<text:tab/><text:tab/><text:tab/><text:tab/><text:tab/><text:tab/><text:tab/><text:tab/><text:span text:style-name="MT2"><text:page-number text:select-page="current">2</text:page-number></text:span><text:span text:style-name="MT2">/</text:span><text:span text:style-name="MT2"><text:page-count>7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1:54:30.107000000</meta:creation-date>
    <dc:date>2018-10-15T12:24:58.289681740</dc:date>
    <meta:editing-duration>PT3H3M12S</meta:editing-duration>
    <meta:editing-cycles>24</meta:editing-cycles>
    <meta:generator>LibreOffice/5.4.7.2$Linux_X86_64 LibreOffice_project/40$Build-2</meta:generator>
    <meta:document-statistic meta:table-count="0" meta:image-count="0" meta:object-count="0" meta:page-count="7" meta:paragraph-count="142" meta:word-count="616" meta:character-count="4067" meta:non-whitespace-character-count="3356"/>
  </office:meta>
</office:document-meta>
</file>